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76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Thumbnails/thumbnail.png" manifest:media-type="image/png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layout-cache" manifest:media-type="application/binary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98ab7" officeooo:paragraph-rsid="00d5391d"/>
    </style:style>
    <style:style style:name="P14" style:family="paragraph" style:parent-style-name="Standard">
      <style:text-properties officeooo:rsid="00298ab7" officeooo:paragraph-rsid="00d44895"/>
    </style:style>
    <style:style style:name="P15" style:family="paragraph" style:parent-style-name="Standard">
      <style:text-properties officeooo:rsid="00298ab7" officeooo:paragraph-rsid="00d6e0e7"/>
    </style:style>
    <style:style style:name="P16" style:family="paragraph" style:parent-style-name="Standard">
      <style:text-properties officeooo:rsid="002b8f69" officeooo:paragraph-rsid="002b8f69"/>
    </style:style>
    <style:style style:name="P17" style:family="paragraph" style:parent-style-name="Standard">
      <style:text-properties officeooo:rsid="002b8f69" officeooo:paragraph-rsid="00c87004"/>
    </style:style>
    <style:style style:name="P18" style:family="paragraph" style:parent-style-name="Standard">
      <style:text-properties officeooo:rsid="002e70e1" officeooo:paragraph-rsid="002e70e1"/>
    </style:style>
    <style:style style:name="P19" style:family="paragraph" style:parent-style-name="Standard">
      <style:text-properties officeooo:rsid="002e70e1" officeooo:paragraph-rsid="006b5bc9"/>
    </style:style>
    <style:style style:name="P20" style:family="paragraph" style:parent-style-name="Standard">
      <style:text-properties officeooo:rsid="002f7dbb" officeooo:paragraph-rsid="0062162e"/>
    </style:style>
    <style:style style:name="P21" style:family="paragraph" style:parent-style-name="Standard">
      <style:text-properties officeooo:rsid="002f7dbb" officeooo:paragraph-rsid="006aa50f"/>
    </style:style>
    <style:style style:name="P22" style:family="paragraph" style:parent-style-name="Standard">
      <style:text-properties officeooo:rsid="002f7dbb" officeooo:paragraph-rsid="006c26ad"/>
    </style:style>
    <style:style style:name="P23" style:family="paragraph" style:parent-style-name="Standard">
      <style:text-properties officeooo:rsid="002f7dbb" officeooo:paragraph-rsid="006c96a8"/>
    </style:style>
    <style:style style:name="P24" style:family="paragraph" style:parent-style-name="Standard">
      <style:text-properties officeooo:rsid="002f7dbb" officeooo:paragraph-rsid="006ce159"/>
    </style:style>
    <style:style style:name="P25" style:family="paragraph" style:parent-style-name="Standard">
      <style:text-properties officeooo:rsid="002f7dbb" officeooo:paragraph-rsid="00c7af19"/>
    </style:style>
    <style:style style:name="P26" style:family="paragraph" style:parent-style-name="Standard">
      <style:text-properties officeooo:rsid="0030255c" officeooo:paragraph-rsid="0030255c"/>
    </style:style>
    <style:style style:name="P27" style:family="paragraph" style:parent-style-name="Standard">
      <style:text-properties officeooo:rsid="0030255c" officeooo:paragraph-rsid="006aa50f"/>
    </style:style>
    <style:style style:name="P28" style:family="paragraph" style:parent-style-name="Standard">
      <style:text-properties officeooo:rsid="0030255c" officeooo:paragraph-rsid="006b5bc9"/>
    </style:style>
    <style:style style:name="P29" style:family="paragraph" style:parent-style-name="Standard">
      <style:text-properties officeooo:rsid="0030255c" officeooo:paragraph-rsid="006e904c"/>
    </style:style>
    <style:style style:name="P30" style:family="paragraph" style:parent-style-name="Standard">
      <style:text-properties officeooo:rsid="0030255c" officeooo:paragraph-rsid="009eb43a"/>
    </style:style>
    <style:style style:name="P31" style:family="paragraph" style:parent-style-name="Standard">
      <style:text-properties officeooo:rsid="0030255c" officeooo:paragraph-rsid="00c67e96"/>
    </style:style>
    <style:style style:name="P32" style:family="paragraph" style:parent-style-name="Standard">
      <style:text-properties officeooo:rsid="0030d99f" officeooo:paragraph-rsid="0093a2a6"/>
    </style:style>
    <style:style style:name="P33" style:family="paragraph" style:parent-style-name="Standard">
      <style:text-properties officeooo:rsid="0030d99f" officeooo:paragraph-rsid="006aa50f"/>
    </style:style>
    <style:style style:name="P34" style:family="paragraph" style:parent-style-name="Standard">
      <style:text-properties officeooo:paragraph-rsid="0030d99f"/>
    </style:style>
    <style:style style:name="P35" style:family="paragraph" style:parent-style-name="Standard">
      <style:text-properties officeooo:paragraph-rsid="00333b02"/>
    </style:style>
    <style:style style:name="P36" style:family="paragraph" style:parent-style-name="Standard">
      <style:text-properties officeooo:rsid="00333b02" officeooo:paragraph-rsid="00433466"/>
    </style:style>
    <style:style style:name="P37" style:family="paragraph" style:parent-style-name="Standard">
      <style:text-properties officeooo:rsid="003c13b4" officeooo:paragraph-rsid="003c13b4"/>
    </style:style>
    <style:style style:name="P38" style:family="paragraph" style:parent-style-name="Standard">
      <style:text-properties officeooo:rsid="0041f697" officeooo:paragraph-rsid="0041f697"/>
    </style:style>
    <style:style style:name="P39" style:family="paragraph" style:parent-style-name="Standard">
      <style:text-properties officeooo:rsid="0041f697" officeooo:paragraph-rsid="00740e47"/>
    </style:style>
    <style:style style:name="P40" style:family="paragraph" style:parent-style-name="Standard">
      <style:text-properties officeooo:rsid="0041f697" officeooo:paragraph-rsid="0093a2a6"/>
    </style:style>
    <style:style style:name="P41" style:family="paragraph" style:parent-style-name="Standard">
      <style:text-properties officeooo:rsid="0041f697" officeooo:paragraph-rsid="00c7af19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5822aa" officeooo:paragraph-rsid="005822aa"/>
    </style:style>
    <style:style style:name="P49" style:family="paragraph" style:parent-style-name="Standard">
      <style:text-properties officeooo:rsid="005822aa" officeooo:paragraph-rsid="006b5bc9"/>
    </style:style>
    <style:style style:name="P50" style:family="paragraph" style:parent-style-name="Standard">
      <style:text-properties officeooo:rsid="0062162e" officeooo:paragraph-rsid="0062162e"/>
    </style:style>
    <style:style style:name="P51" style:family="paragraph" style:parent-style-name="Standard">
      <style:text-properties officeooo:rsid="0062162e" officeooo:paragraph-rsid="006b5bc9"/>
    </style:style>
    <style:style style:name="P52" style:family="paragraph" style:parent-style-name="Standard">
      <style:text-properties officeooo:paragraph-rsid="0062162e"/>
    </style:style>
    <style:style style:name="P53" style:family="paragraph" style:parent-style-name="Standard">
      <style:text-properties officeooo:paragraph-rsid="006380e0"/>
    </style:style>
    <style:style style:name="P54" style:family="paragraph" style:parent-style-name="Standard">
      <style:text-properties officeooo:paragraph-rsid="0047032a"/>
    </style:style>
    <style:style style:name="P55" style:family="paragraph" style:parent-style-name="Standard">
      <style:text-properties officeooo:rsid="005d3d16" officeooo:paragraph-rsid="006b5bc9"/>
    </style:style>
    <style:style style:name="P56" style:family="paragraph" style:parent-style-name="Standard">
      <style:text-properties officeooo:rsid="005d3d16" officeooo:paragraph-rsid="007025f2"/>
    </style:style>
    <style:style style:name="P57" style:family="paragraph" style:parent-style-name="Standard">
      <style:text-properties officeooo:rsid="006aa50f" officeooo:paragraph-rsid="006aa50f"/>
    </style:style>
    <style:style style:name="P58" style:family="paragraph" style:parent-style-name="Standard">
      <style:text-properties officeooo:paragraph-rsid="006b5bc9"/>
    </style:style>
    <style:style style:name="P59" style:family="paragraph" style:parent-style-name="Standard">
      <style:text-properties officeooo:rsid="002f0427" officeooo:paragraph-rsid="006b5bc9"/>
    </style:style>
    <style:style style:name="P60" style:family="paragraph" style:parent-style-name="Standard">
      <style:text-properties officeooo:rsid="006b5bc9" officeooo:paragraph-rsid="006b5bc9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7c7c90" officeooo:paragraph-rsid="007c7c90"/>
    </style:style>
    <style:style style:name="P65" style:family="paragraph" style:parent-style-name="Standard">
      <style:text-properties officeooo:rsid="001a560d" officeooo:paragraph-rsid="001a560d"/>
    </style:style>
    <style:style style:name="P66" style:family="paragraph" style:parent-style-name="Standard">
      <style:text-properties officeooo:rsid="006ce159" officeooo:paragraph-rsid="006c26ad"/>
    </style:style>
    <style:style style:name="P67" style:family="paragraph" style:parent-style-name="Standard">
      <style:text-properties officeooo:paragraph-rsid="00953d61"/>
    </style:style>
    <style:style style:name="P68" style:family="paragraph" style:parent-style-name="Standard">
      <style:text-properties officeooo:paragraph-rsid="00983ce0"/>
    </style:style>
    <style:style style:name="P69" style:family="paragraph" style:parent-style-name="Standard">
      <style:text-properties officeooo:rsid="009d7745" officeooo:paragraph-rsid="009d7745"/>
    </style:style>
    <style:style style:name="P70" style:family="paragraph" style:parent-style-name="Standard">
      <style:text-properties officeooo:paragraph-rsid="006c96a8"/>
    </style:style>
    <style:style style:name="P71" style:family="paragraph" style:parent-style-name="Standard">
      <style:text-properties officeooo:rsid="009f4918" officeooo:paragraph-rsid="00a22cfe"/>
    </style:style>
    <style:style style:name="P72" style:family="paragraph" style:parent-style-name="Standard">
      <style:text-properties officeooo:rsid="00aa3ca6" officeooo:paragraph-rsid="00aa3ca6"/>
    </style:style>
    <style:style style:name="P73" style:family="paragraph" style:parent-style-name="Standard">
      <style:text-properties officeooo:paragraph-rsid="00b2e5f8"/>
    </style:style>
    <style:style style:name="P74" style:family="paragraph" style:parent-style-name="Standard">
      <style:text-properties officeooo:rsid="0047dae3" officeooo:paragraph-rsid="0047dae3"/>
    </style:style>
    <style:style style:name="P75" style:family="paragraph" style:parent-style-name="Standard">
      <style:text-properties officeooo:rsid="001ce192" officeooo:paragraph-rsid="000ffb35"/>
    </style:style>
    <style:style style:name="P76" style:family="paragraph" style:parent-style-name="Standard">
      <style:text-properties officeooo:rsid="00b8f63d" officeooo:paragraph-rsid="00b8f63d"/>
    </style:style>
    <style:style style:name="P77" style:family="paragraph" style:parent-style-name="Standard">
      <style:text-properties officeooo:rsid="00b9b6a8" officeooo:paragraph-rsid="00b9b6a8"/>
    </style:style>
    <style:style style:name="P78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9" style:family="paragraph" style:parent-style-name="Standard">
      <style:text-properties officeooo:rsid="007227ab" officeooo:paragraph-rsid="0062162e"/>
    </style:style>
    <style:style style:name="P80" style:family="paragraph" style:parent-style-name="Standard">
      <style:text-properties officeooo:rsid="00c67e96" officeooo:paragraph-rsid="00c67e96"/>
    </style:style>
    <style:style style:name="P81" style:family="paragraph" style:parent-style-name="Standard">
      <style:text-properties officeooo:rsid="00c7bf39" officeooo:paragraph-rsid="001b4754"/>
    </style:style>
    <style:style style:name="P82" style:family="paragraph" style:parent-style-name="Standard">
      <style:text-properties officeooo:rsid="00c7bf39" officeooo:paragraph-rsid="00c7bf39"/>
    </style:style>
    <style:style style:name="P83" style:family="paragraph" style:parent-style-name="Standard">
      <style:text-properties officeooo:paragraph-rsid="00c87004"/>
    </style:style>
    <style:style style:name="P84" style:family="paragraph" style:parent-style-name="Standard">
      <style:text-properties officeooo:rsid="00ca450b" officeooo:paragraph-rsid="00ca450b"/>
    </style:style>
    <style:style style:name="P85" style:family="paragraph" style:parent-style-name="Standard">
      <style:text-properties officeooo:rsid="0017bfa1" officeooo:paragraph-rsid="006b5bc9"/>
    </style:style>
    <style:style style:name="P86" style:family="paragraph" style:parent-style-name="Standard">
      <style:text-properties officeooo:rsid="00d2f39b" officeooo:paragraph-rsid="00d2f39b"/>
    </style:style>
    <style:style style:name="P87" style:family="paragraph" style:parent-style-name="Standard">
      <style:text-properties officeooo:rsid="00d30adb" officeooo:paragraph-rsid="00d30adb"/>
    </style:style>
    <style:style style:name="P88" style:family="paragraph" style:parent-style-name="Standard">
      <style:text-properties officeooo:rsid="00d30adb" officeooo:paragraph-rsid="00d417fa"/>
    </style:style>
    <style:style style:name="P89" style:family="paragraph" style:parent-style-name="Standard">
      <style:text-properties officeooo:rsid="00d3667a" officeooo:paragraph-rsid="00d3667a"/>
    </style:style>
    <style:style style:name="P90" style:family="paragraph" style:parent-style-name="Standard">
      <style:text-properties officeooo:paragraph-rsid="00d30adb"/>
    </style:style>
    <style:style style:name="P91" style:family="paragraph" style:parent-style-name="Standard">
      <style:text-properties officeooo:rsid="00d44895" officeooo:paragraph-rsid="00d44895"/>
    </style:style>
    <style:style style:name="P92" style:family="paragraph" style:parent-style-name="Standard">
      <style:text-properties officeooo:rsid="00d5391d" officeooo:paragraph-rsid="00d6e0e7"/>
    </style:style>
    <style:style style:name="P93" style:family="paragraph" style:parent-style-name="Standard">
      <style:text-properties officeooo:rsid="00d5391d" officeooo:paragraph-rsid="00d5391d"/>
    </style:style>
    <style:style style:name="P94" style:family="paragraph" style:parent-style-name="Standard">
      <style:text-properties officeooo:rsid="00d7f5a2" officeooo:paragraph-rsid="00d7f5a2"/>
    </style:style>
    <style:style style:name="P95" style:family="paragraph" style:parent-style-name="Standard">
      <style:text-properties officeooo:rsid="00d911df" officeooo:paragraph-rsid="00d911df"/>
    </style:style>
    <style:style style:name="P96" style:family="paragraph" style:parent-style-name="Standard">
      <style:text-properties officeooo:rsid="00db0418" officeooo:paragraph-rsid="00db0418"/>
    </style:style>
    <style:style style:name="P97" style:family="paragraph" style:parent-style-name="Standard">
      <style:text-properties officeooo:rsid="00dc6155" officeooo:paragraph-rsid="00dc6155"/>
    </style:style>
    <style:style style:name="P98" style:family="paragraph" style:parent-style-name="Standard">
      <style:text-properties officeooo:rsid="00df7ad0" officeooo:paragraph-rsid="00df7ad0"/>
    </style:style>
    <style:style style:name="P99" style:family="paragraph" style:parent-style-name="Standard">
      <style:text-properties officeooo:rsid="00dff138" officeooo:paragraph-rsid="00dff138"/>
    </style:style>
    <style:style style:name="P100" style:family="paragraph" style:parent-style-name="Standard">
      <style:text-properties officeooo:rsid="00dff138" officeooo:paragraph-rsid="00e01356"/>
    </style:style>
    <style:style style:name="P101" style:family="paragraph" style:parent-style-name="Standard">
      <style:text-properties officeooo:rsid="00db0418" officeooo:paragraph-rsid="00db0418"/>
    </style:style>
    <style:style style:name="P102" style:family="paragraph" style:parent-style-name="Standard">
      <style:text-properties officeooo:rsid="00d911df" officeooo:paragraph-rsid="00d911d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T67" style:family="text">
      <style:text-properties officeooo:rsid="00d417fa"/>
    </style:style>
    <style:style style:name="T68" style:family="text">
      <style:text-properties officeooo:rsid="00df1cca"/>
    </style:style>
    <style:style style:name="T69" style:family="text">
      <style:text-properties officeooo:rsid="00e013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5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81"/>
      <text:p text:style-name="P7"/>
      <text:p text:style-name="P35">The system can be solved in O[n] with the following algorithm. Starting with the 1st and nth equations and working inwards to the 2nd and n-1st an so on, for the jth pair of equations <text:s/>we can write:</text:p>
      <text:p text:style-name="P35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6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3">for <text:s/><text:span text:style-name="T12">j:{1,2,3,4…} 0 &lt; j &lt; n/2 </text:span></text:p>
      <text:p text:style-name="P35"><text:span text:style-name="T60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5"/>
      <text:p text:style-name="P77">then we have</text:p>
      <text:p text:style-name="P35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5"/>
      <text:p text:style-name="P35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5"/>
      <text:p text:style-name="P35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8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8"/>
      <text:p text:style-name="P68">At the center of the matrix we have to solve either a 2x2 system of equations if n is even or a 3x3 system if n is odd. <text:s/>If n is even the final equation becomes, with j=n/2:</text:p>
      <text:p text:style-name="P2"/>
      <text:p text:style-name="P67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7"/>
      <text:p text:style-name="P88">which is <text:span text:style-name="T53">a </text:span>2x2 system solvable for the middle two <text:span text:style-name="T67">values:</text:span></text:p>
      <text:p text:style-name="P87"/>
      <text:p text:style-name="P89"><draw:frame draw:style-name="fr2" draw:name="Object5" text:anchor-type="as-char" svg:y="-0.3071in" svg:width="5.628in" svg:height="0.5598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0"/>
      <text:p text:style-name="P67"><text:s text:c="2"/></text:p>
      <text:p text:style-name="P78"/>
      <text:p text:style-name="P34">If n is odd, <text:span text:style-name="T16">the middle term is included</text:span>:</text:p>
      <text:p text:style-name="P2"/>
      <text:p text:style-name="P75"><draw:frame draw:style-name="fr2" draw:name="Object32" text:anchor-type="as-char" svg:y="-0.6354in" svg:width="3.8138in" svg:height="1.270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5"/>
      <text:p text:style-name="P74">With</text:p>
      <text:p text:style-name="P36"/>
      <text:p text:style-name="P37"><draw:frame draw:style-name="fr1" draw:name="Object44" text:anchor-type="as-char" svg:y="-0.3937in" svg:width="3.8854in" svg:height="0.7307in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7"/>
      <text:p text:style-name="P37"><draw:frame draw:style-name="fr2" draw:name="Object45" text:anchor-type="as-char" svg:y="-0.4035in" svg:width="5.6437in" svg:height="0.7602in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6"/>
      <text:p text:style-name="P76">or, <text:span text:style-name="T62">writing the components of </text:span><text:span text:style-name="T62"><draw:frame draw:style-name="fr1" draw:name="Object74" text:anchor-type="as-char" svg:y="-0.1634in" svg:width="0.3862in" svg:height="0.2236in" draw:z-index="26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7"/>
      <text:p text:style-name="P37"><text:soft-page-break/><draw:frame draw:style-name="fr2" draw:name="Object68" text:anchor-type="as-char" svg:y="-0.4417in" svg:width="4.0929in" svg:height="0.8134in" draw:z-index="2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4"/>
      <text:p text:style-name="P57">We can then solve for all of the <draw:frame draw:style-name="fr1" draw:name="Object34" text:anchor-type="as-char" svg:y="-0.1484in" svg:width="0.2063in" svg:height="0.2091in" draw:z-index="28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2" draw:name="Object31" text:anchor-type="as-char" svg:y="-0.2992in" svg:width="2.1575in" svg:height="0.552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4"/>
      <text:p text:style-name="P54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6">and then</text:p>
      <text:p text:style-name="P16"/>
      <text:p text:style-name="P17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3"><text:soft-page-break/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3"><draw:frame draw:style-name="fr1" draw:name="Object42" text:anchor-type="as-char" svg:y="-0.7925in" svg:width="7.2256in" svg:height="1.5374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8"/>
      <text:p text:style-name="P58"/>
      <text:p text:style-name="P55">but </text:p>
      <text:p text:style-name="P55"/>
      <text:p text:style-name="P55"><draw:frame draw:style-name="fr1" draw:name="Object37" text:anchor-type="as-char" svg:y="-0.7516in" svg:width="4.6398in" svg:height="1.4571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8"/>
      <text:p text:style-name="P55">and <text:span text:style-name="T36">so</text:span></text:p>
      <text:p text:style-name="P55"/>
      <text:p text:style-name="P27"><draw:frame draw:style-name="fr1" draw:name="Object49" text:anchor-type="as-char" svg:y="-1.5189in" svg:width="5.1516in" svg:height="3.0839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7"/>
      <text:p text:style-name="P27"/>
      <text:p text:style-name="P72"><text:soft-page-break/>and <text:span text:style-name="T14"><draw:frame draw:style-name="fr1" draw:name="Object41" text:anchor-type="as-char" svg:y="-0.7516in" svg:width="6.4319in" svg:height="1.4571in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7"/>
      <text:p text:style-name="P27"/>
      <text:p text:style-name="P60">We can workout similar formulae for <text:span text:style-name="T45">5 and 7 </text:span>rows left, with:<text:span text:style-name="T45"> </text:span></text:p>
      <text:p text:style-name="P59"/>
      <text:p text:style-name="P58"><text:span text:style-name="T33"><draw:frame draw:style-name="fr1" draw:name="Object36" text:anchor-type="as-char" svg:y="-0.6681in" svg:width="3.0854in" svg:height="1.289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8"/>
      <text:p text:style-name="P58"/>
      <text:p text:style-name="P51">and</text:p>
      <text:p text:style-name="P58"/>
      <text:p text:style-name="P58"><draw:frame draw:style-name="fr1" draw:name="Object43" text:anchor-type="as-char" svg:y="-0.928in" svg:width="4.0874in" svg:height="1.8098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8"/>
      <text:p text:style-name="P27"/>
      <text:p text:style-name="P31">Writing more generally, <text:span text:style-name="T15">if we write </text:span>the first equation <text:span text:style-name="T64">corresponding to the 3 point formula</text:span></text:p>
      <text:p text:style-name="P31"/>
      <text:p text:style-name="P31"><draw:frame draw:style-name="fr2" draw:name="Object75" text:anchor-type="as-char" svg:y="-0.2744in" svg:width="5.0811in" svg:height="0.5016in" draw:z-index="3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31"/>
      <text:p text:style-name="P80">as</text:p>
      <text:p text:style-name="P21"/>
      <text:p text:style-name="P22"><draw:frame draw:style-name="fr1" draw:name="Object16" text:anchor-type="as-char" svg:y="-0.1744in" svg:width="1.952in" svg:height="0.2346in" draw:z-index="3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1" draw:name="Object58" text:anchor-type="as-char" svg:y="-0.2598in" svg:width="0.972in" svg:height="0.4083in" draw:z-index="3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2"/>
      <text:p text:style-name="P24"><text:span text:style-name="T14">where</text:span><text:span text:style-name="T14"><draw:frame draw:style-name="fr1" draw:name="Object22" text:anchor-type="as-char" svg:y="-0.1484in" svg:width="0.2339in" svg:height="0.2091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4"/>
      <text:p text:style-name="P30"><draw:frame draw:style-name="fr1" draw:name="Object33" text:anchor-type="as-char" svg:y="-0.152in" svg:width="6.1752in" svg:height="0.222in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0"><text:s/></text:p>
      <text:p text:style-name="P25"><text:soft-page-break/><text:span text:style-name="T55">with <text:s text:c="2"/></text:span><text:span text:style-name="T55"><draw:frame draw:style-name="fr1" draw:name="Object73" text:anchor-type="as-char" svg:y="-0.1744in" svg:width="0.2409in" svg:height="0.2346in" draw:z-index="4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1" draw:name="Object72" text:anchor-type="as-char" svg:y="-0.1744in" svg:width="1.1972in" svg:height="0.2346in" draw:z-index="4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22"/>
      <text:p text:style-name="P24"><text:span text:style-name="T48">Substituting</text:span><draw:frame draw:style-name="fr1" draw:name="Object59" text:anchor-type="as-char" svg:y="-0.1634in" svg:width="0.2807in" svg:height="0.2236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1" draw:name="Object60" text:anchor-type="as-char" svg:y="-0.1484in" svg:width="0.2402in" svg:height="0.2091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4"/>
      <text:p text:style-name="P24"><draw:frame draw:style-name="fr1" draw:name="Object61" text:anchor-type="as-char" svg:y="-0.1634in" svg:width="1.4909in" svg:height="0.2362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6">results in the second equation as</text:p>
      <text:p text:style-name="P22"/>
      <text:p text:style-name="P22"><text:span text:style-name="T14"><text:s/></text:span><text:span text:style-name="T14"><draw:frame draw:style-name="fr1" draw:name="Object24" text:anchor-type="as-char" svg:y="-0.1752in" svg:width="2.6839in" svg:height="0.2472in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23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3"/>
      <text:p text:style-name="P23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3"/>
      <text:p text:style-name="P70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0"/>
      <text:p text:style-name="P33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3"/>
      <text:p text:style-name="P86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8"/>
      <text:p text:style-name="P38"/>
      <text:p text:style-name="P40">At the center of the <text:span text:style-name="T65">system </text:span>matrix, if modulo(n,m-<text:span text:style-name="T17">1</text:span>) <text:span text:style-name="T57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40"/>
      <text:p text:style-name="P32">so that the final inner values are given by</text:p>
      <text:p text:style-name="P39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41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9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4"/>
      <text:p text:style-name="P84"><draw:frame draw:style-name="fr1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4"/>
      <text:p text:style-name="P84">where <draw:frame draw:style-name="fr1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oft-page-break/><text:s/></text:p>
      <text:p text:style-name="P45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5"/>
      <text:p text:style-name="P44"><text:span text:style-name="T65">j=(n-m-p+2)/2:</text:span><text:span text:style-name="T65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9"/>
      <text:p text:style-name="P42"/>
      <text:p text:style-name="P50">In general, then, the algorithm consists of computing the matrix and vector every (m-1) sets of rows with</text:p>
      <text:p text:style-name="P20"/>
      <text:p text:style-name="P20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0"/>
      <text:p text:style-name="P52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50"/>
      <text:p text:style-name="P50"><text:span text:style-name="T50">for</text:span> <text:span text:style-name="T37">n/(m-1) number of times. (integer division)</text:span></text:p>
      <text:p text:style-name="P50"/>
      <text:p text:style-name="P53"><text:span text:style-name="T45">then computing the m-1+p central values needing only </text:span><text:span text:style-name="T39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42"/>
      <text:p text:style-name="P46"><draw:frame draw:style-name="fr1" draw:name="Object29" text:anchor-type="as-char" svg:y="-0.211in" svg:width="3.302in" svg:height="0.2846in" draw:z-index="6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4">or </text:p>
      <text:p text:style-name="P84"/>
      <text:p text:style-name="P84"><draw:frame draw:style-name="fr1" draw:name="Object76" text:anchor-type="as-char" svg:y="-0.211in" svg:width="2.8799in" svg:height="0.2846in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4"/>
      <text:p text:style-name="P84">where <draw:frame draw:style-name="fr1" draw:name="Object77" text:anchor-type="as-char" svg:y="-0.1634in" svg:width="1.1362in" svg:height="0.2244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4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3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50"/>
      <text:p text:style-name="P56">Once the center values are known the stored matrices<text:span text:style-name="T1"><draw:frame draw:style-name="fr1" draw:name="Object12" text:anchor-type="as-char" svg:y="-0.1634in" svg:width="0.2807in" svg:height="0.2236in" draw:z-index="76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7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1" draw:name="Object67" text:anchor-type="as-char" svg:y="-0.1634in" svg:width="1.4909in" svg:height="0.2362in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50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7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5"/>
      <text:p text:style-name="P4"/>
      <text:p text:style-name="P4"><text:s/><draw:frame draw:style-name="fr1" draw:name="Object82" text:anchor-type="as-char" svg:y="-0.2807in" svg:width="3.7398in" svg:height="0.4484in" draw:z-index="7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<text:soft-page-break/>where the AB matrix is m x n, with n the number of points, <text:span text:style-name="T65">similar to </text:span>the general LAPACK band matrix (https://www.netlib.org/lapack/lug/node124.html) notation:</text:p>
      <text:p text:style-name="P58"/>
      <text:p text:style-name="P49"><draw:frame draw:style-name="fr1" draw:name="Object6" text:anchor-type="as-char" svg:y="-0.152in" svg:width="3.0547in" svg:height="0.2134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9"/>
      <text:p text:style-name="P69">or, generalizing when we allow wrapping the periodic coefficients</text:p>
      <text:p text:style-name="P69"/>
      <text:p text:style-name="P69"><draw:frame draw:style-name="fr1" draw:name="Object55" text:anchor-type="as-char" svg:y="-0.152in" svg:width="4.7118in" svg:height="0.2134in" draw:z-index="8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8"/>
      <text:p text:style-name="P60">In the nonperiodic banded matrix, the coefficients AB(i,j)=0 when i+j-(m+1)/2 is &lt; 1 or &gt; n.</text:p>
      <text:p text:style-name="P64">With the above definition of AB[i,j] we have the square (i x k) for each j matrices:</text:p>
      <text:p text:style-name="P19"/>
      <text:p text:style-name="P19"><draw:frame draw:style-name="fr1" draw:name="Object63" text:anchor-type="as-char" svg:y="-0.3484in" svg:width="4.928in" svg:height="0.6366in" draw:z-index="48"><draw:object xlink:href="./Object 63" xlink:type="simple" xlink:show="embed" xlink:actuate="onLoad"/><draw:image xlink:href="./ObjectReplacements/Object 63" xlink:type="simple" xlink:show="embed" xlink:actuate="onLoad"/></draw:frame></text:p>
      <text:p text:style-name="P19"/>
      <text:p text:style-name="P19"/>
      <text:p text:style-name="P18"><draw:frame draw:style-name="fr1" draw:name="Object64" text:anchor-type="as-char" svg:y="-0.3484in" svg:width="4.898in" svg:height="0.636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8"/>
      <text:p text:style-name="P18"><draw:frame draw:style-name="fr1" draw:name="Object65" text:anchor-type="as-char" svg:y="-0.3484in" svg:width="4.3516in" svg:height="0.636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8"/>
      <text:p text:style-name="P64"/>
      <text:p text:style-name="P71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1" draw:name="Object62" text:anchor-type="as-char" svg:y="-0.1634in" svg:width="0.2591in" svg:height="0.2236in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 generally even if</text:span><text:span text:style-name="T56"><draw:frame draw:style-name="fr1" draw:name="Object86" text:anchor-type="as-char" svg:y="-0.1484in" svg:width="0.4102in" svg:height="0.1839in" draw:z-index="83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71"/>
      <text:p text:style-name="P71"/>
      <text:p text:style-name="P64"><draw:frame draw:style-name="fr1" draw:name="Object35" text:anchor-type="as-char" svg:y="-0.2402in" svg:width="5.2181in" svg:height="0.4209in" draw:z-index="7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4"/>
      <text:p text:style-name="P99">if p=0 </text:p>
      <text:p text:style-name="P99"/>
      <text:p text:style-name="P100"><draw:frame draw:style-name="fr1" draw:name="Object87" text:anchor-type="as-char" svg:y="-0.1634in" svg:width="2.6398in" svg:height="0.2335in" draw:z-index="84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69">using the above definitions at the last j=(n-m+2)/2=(n+1)/2-KU</text:span></text:p>
      <text:p text:style-name="P64"/>
      <text:p text:style-name="P18">Copyright (c) 2021 <text:s text:c="2"/>Anthony M de Beus</text:p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7">In reverse, <text:span text:style-name="T68">instead of defining A0,v0 we solve for z1</text:span>:</text:p>
      <text:p text:style-name="P97"/>
      <text:p text:style-name="P97"><draw:frame draw:style-name="fr2" draw:name="Object3" text:anchor-type="as-char" svg:y="-0.2992in" svg:width="2.772in" svg:height="0.552in" draw:z-index="8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/>
      <text:p text:style-name="P98">and instead of solving for z(n/2), we define A(n/2), v(n/2)</text:p>
      <text:p text:style-name="P8"/>
      <text:p text:style-name="P8"/>
      <text:p text:style-name="P91">reverse; switch b,d,a,e tilde A goes to bar A</text:p>
      <text:p text:style-name="P94">at jj=n/2</text:p>
      <text:p text:style-name="P91"/>
      <text:p text:style-name="P92">@ j=n/2-1</text:p>
      <text:p text:style-name="P92"><text:s text:c="4"/>j+1=n/2</text:p>
      <text:p text:style-name="P92"><text:s text:c="3"/>n-j=n/2+1</text:p>
      <text:p text:style-name="P92"><text:s text:c="2"/>n-j+1=n/2+2</text:p>
      <text:p text:style-name="P92"/>
      <text:p text:style-name="P92"><text:s/>j+2 =n/2+1</text:p>
      <text:p text:style-name="P92"><text:s text:c="4"/>j+3=n/2+2</text:p>
      <text:p text:style-name="P92"><text:s text:c="3"/>n-j-2=n/2-1</text:p>
      <text:p text:style-name="P92"><text:s text:c="2"/>n-j-1=n/2</text:p>
      <text:p text:style-name="P91"/>
      <text:p text:style-name="P8"/>
      <text:p text:style-name="P8"><draw:frame draw:style-name="fr2" draw:name="Object83" text:anchor-type="as-char" svg:y="-0.5335in" svg:width="7.8071in" svg:height="1.028in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8"/>
      <text:p text:style-name="P8"/>
      <text:p text:style-name="P93">second term </text:p>
      <text:p text:style-name="P14"/>
      <text:p text:style-name="P13"/>
      <text:p text:style-name="P15"><draw:frame draw:style-name="fr2" draw:name="Object84" text:anchor-type="as-char" svg:y="-0.5335in" svg:width="2.0354in" svg:height="1.0193in" draw:z-index="81"><draw:object xlink:href="./Object 84" xlink:type="simple" xlink:show="embed" xlink:actuate="onLoad"/><draw:image xlink:href="./ObjectReplacements/Object 84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85" text:anchor-type="as-char" svg:y="-0.4701in" svg:width="2.4425in" svg:height="0.8571in" draw:z-index="8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"><text:s/></text:span></text:p>
      <text:p text:style-name="P15"/>
      <text:p text:style-name="P15"><text:span text:style-name="T11">for j=n/2. </text:span></text:p>
      <text:p text:style-name="P13"/>
      <text:p text:style-name="P95">Then at center of reverse j=1, and </text:p>
      <text:p text:style-name="P95">j=&gt;1</text:p>
      <text:p text:style-name="P95"><text:soft-page-break/>j+1=&gt;2</text:p>
      <text:p text:style-name="P95">n-j=&gt;n-1</text:p>
      <text:p text:style-name="P95">n-j+1=&gt;n</text:p>
      <text:p text:style-name="P95"/>
      <text:p text:style-name="P95">so <text:s/>“j”=&gt; n+1 or n</text:p>
      <text:p text:style-name="P95">j-2=&gt; n-1</text:p>
      <text:p text:style-name="P95">j-1=&gt;n</text:p>
      <text:p text:style-name="P95">n-j+2=&gt;1</text:p>
      <text:p text:style-name="P95">n-j+3=&gt;2</text:p>
      <text:p text:style-name="P95"/>
      <text:p text:style-name="P95"/>
      <text:p text:style-name="P95"/>
      <text:p text:style-name="P96"><draw:frame draw:style-name="fr1" draw:name="Object88" text:anchor-type="as-char" svg:y="-0.7925in" svg:width="7.5472in" svg:height="1.5374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96"/>
      <text:p text:style-name="P9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7T11:48:36.150657319</meta:creation-date>
    <dc:date>2021-04-26T11:55:59.613724885</dc:date>
    <meta:editing-duration>P4DT8H52M22S</meta:editing-duration>
    <meta:editing-cycles>102</meta:editing-cycles>
    <meta:generator>LibreOffice/6.3.3.1$Linux_x86 LibreOffice_project/30$Build-1</meta:generator>
    <meta:print-date>2021-02-02T11:15:39.552609276</meta:print-date>
    <meta:document-statistic meta:table-count="0" meta:image-count="0" meta:object-count="88" meta:page-count="10" meta:paragraph-count="138" meta:word-count="966" meta:character-count="5512" meta:non-whitespace-character-count="453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83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e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sub>
                        <mi>e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>
        <mrow/>
        <mo stretchy="false">=</mo>
        <mrow>
          <mrow>
            <mo fence="true" form="prefix" stretchy="true">[</mo>
            <mrow>
              <mtable>
                <mtr>
                  <mtd>
                    <mrow>
                      <msub>
                        <mi>f</mi>
                        <mstyle mathsize="8pt">
                          <mi>j</mi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  <mrow/>
                    </mrow>
                  </mtd>
                </mtr>
                <mtr>
                  <mtd>
                    <msub>
                      <mi>f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= left [ matrix {
f rSub { size 8{j} }  {} ##
f rSub { size 8{j+1} }  {} ##
f rSub { size 8{n-j} }  {} ##
f rSub { size 8{n-j+1} } 
}  right ]


-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</annotation>
  </semantics>
</math>
</file>

<file path=Object 84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 mathvariant="italic">jj</mi>
                <mo stretchy="false">+</mo>
                <mn>1</mn>
              </mrow>
            </msub>
            <mo stretchy="false">¯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 mathvariant="italic">jj</mi>
                <mo stretchy="false">+</mo>
                <mn>1</mn>
              </mrow>
            </msub>
            <mo stretchy="false">¯</mo>
          </mover>
        </mrow>
      </mrow>
    </mstyle>
    <annotation encoding="StarMath 5.0">size 12{ 
 


left [ matrix {
z rSub { size 8{j+2} }  rSup { size 8{""} }  {} ##
z rSub { size 8{j+3} }  rSup { size 8{""} }  {} ##
z rSub { size 8{n-j-2} }  rSup { size 8{""} }  {} ##
z rSub { size 8{n-j-1} }  rSup { size 8{""} } 
}  right ]

= bar A sub {jj+1}
 
left [ matrix {
z rSub { size 8{j} }  rSup { size 8{""} }  {} ##
z rSub { size 8{j+1} }  rSup { size 8{""} }  {} ##
z rSub { size 8{n-j} }  rSup { size 8{""} }  {} ##
z rSub { size 8{n-j+1} }  rSup { size 8{""} } 
}  right ]
+ bar { v } sub {jj+1}

}

</annotation>
  </semantics>
</math>
</file>

<file path=Object 85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bar  {A}} rSub { size 8{n/2+1} } = left [ matrix {
0 {} # 0 {} # 1 {} # 0 {} ##
0 {} # 0 {} # 0 {} # 1 {} ##
1 {} # 0 {} # 0 {} # 0 {} ##
0 {} # 1 {} #0 {} # 0 {}
}  right ], { bar  {v}} rSub { size 8{n/2+1} } = left [ matrix {
0 {} ##
0 {} ##
0 {} ##
0
}  right ]} {}</annotation>
  </semantics>
</math>
</file>

<file path=Object 86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8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style mathsize="8pt">
                      <mi>j</mi>
                    </mstyle>
                  </msub>
                  <mrow/>
                </mrow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sub>
                      <mi>c</mi>
                      <mstyle mathsize="8pt">
                        <mi>j</mi>
                      </mstyle>
                    </msub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sub>
                      <mi>e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n>0</mn>
                  </mtd>
                  <mtd>
                    <msub>
                      <mi>a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</mtr>
                <mtr>
                  <mtd>
                    <mn>0</mn>
                  </mtd>
                  <mtd>
                    <mn>0</mn>
                  </mtd>
                  <mtd>
                    <msub>
                      <mi>a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a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i>j</mi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−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=

left [ matrix {
f rSub { size 8{j} }  rSup { size 8{""} }  {} ##
f rSub { size 8{j+1} }  rSup { size 8{""} }  {} ##
f rSub { size 8{j+2} }  rSup { size 8{""} }  {} ##
f rSub { size 8{n-j-1} }  rSup { size 8{""} }  {} ##
f rSub { size 8{n-j} }  rSup { size 8{""} }  {} ##
f rSub { size 8{n-j+1} }  rSup { size 8{""} } 
}  right ]

-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n-j-1} }  rSup { size 8{""} }  {} ##
z rSub { size 8{n-j} }  rSup { size 8{""} }  {} ##
z rSub { size 8{n-j+1} }  rSup { size 8{""} } 
}  right ]
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